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fff99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9"/>
        <table:table-column table:style-name="co2" table:number-columns-repeated="7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ce13"/>
        <table:table-column table:style-name="co3" table:default-cell-style-name="ce6"/>
        <table:table-column table:style-name="co3" table:number-columns-repeated="9" table:default-cell-style-name="Default"/>
        <table:table-column table:style-name="co3" table:default-cell-style-name="ce9"/>
        <table:table-column table:style-name="co3" table:number-columns-repeated="5" table:default-cell-style-name="ce6"/>
        <table:table-column table:style-name="co3" table:default-cell-style-name="ce13"/>
        <table:table-column table:style-name="co4" table:default-cell-style-name="ce16"/>
        <table:table-column table:style-name="co3" table:default-cell-style-name="ce18"/>
        <table:table-column table:style-name="co4" table:default-cell-style-name="ce16"/>
        <table:table-column table:style-name="co3" table:number-columns-repeated="3" table:default-cell-style-name="ce6"/>
        <table:table-column table:style-name="co3" table:default-cell-style-name="ce18"/>
        <table:table-column table:style-name="co4" table:default-cell-style-name="ce16"/>
        <table:table-column table:style-name="co3" table:number-columns-repeated="2" table:default-cell-style-name="ce6"/>
        <table:table-column table:style-name="co3" table:default-cell-style-name="ce18"/>
        <table:table-column table:style-name="co4" table:default-cell-style-name="ce16"/>
        <table:table-column table:style-name="co5" table:default-cell-style-name="ce22"/>
        <table:table-column table:style-name="co6" table:number-columns-repeated="4" table:default-cell-style-name="ce11"/>
        <table:table-column table:style-name="co4" table:default-cell-style-name="ce16"/>
        <table:table-column table:style-name="co6" table:default-cell-style-name="ce26"/>
        <table:table-column table:style-name="co7" table:default-cell-style-name="ce29"/>
        <table:table-column table:style-name="co4" table:default-cell-style-name="ce16"/>
        <table:table-column table:style-name="co6" table:default-cell-style-name="ce26"/>
        <table:table-column table:style-name="co2" table:default-cell-style-name="ce32"/>
        <table:table-column table:style-name="co4" table:default-cell-style-name="ce16"/>
        <table:table-column table:style-name="co6" table:default-cell-style-name="ce26"/>
        <table:table-column table:style-name="co7" table:default-cell-style-name="ce29"/>
        <table:table-column table:style-name="co2" table:number-columns-repeated="96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4" office:value-type="string" calcext:value-type="string">
            <text:p>M3-P</text:p>
          </table:table-cell>
          <table:table-cell table:style-name="ce14" office:value-type="string" calcext:value-type="string">
            <text:p>A15</text:p>
          </table:table-cell>
          <table:table-cell table:style-name="ce14" office:value-type="string" calcext:value-type="string">
            <text:p>A16</text:p>
          </table:table-cell>
          <table:table-cell table:style-name="ce14" office:value-type="string" calcext:value-type="string">
            <text:p>A17</text:p>
          </table:table-cell>
          <table:table-cell table:style-name="ce14" office:value-type="string" calcext:value-type="string">
            <text:p>A17 – LT</text:p>
          </table:table-cell>
          <table:table-cell table:style-name="ce14" office:value-type="string" calcext:value-type="string">
            <text:p>A18 – RD</text:p>
          </table:table-cell>
          <table:table-cell table:style-name="ce14" office:value-type="string" calcext:value-type="string">
            <text:p>A18 – FD</text:p>
          </table:table-cell>
          <table:table-cell table:style-name="ce14" office:value-type="string" calcext:value-type="string">
            <text:p>A19</text:p>
          </table:table-cell>
          <table:table-cell table:style-name="ce14" office:value-type="string" calcext:value-type="string">
            <text:p>A20</text:p>
          </table:table-cell>
          <table:table-cell table:style-name="ce14" office:value-type="string" calcext:value-type="string">
            <text:p>A21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4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5"/>
          <table:table-cell table:style-name="ce17" office:value-type="string" calcext:value-type="string">
            <text:p>RN – FINAL</text:p>
          </table:table-cell>
          <table:table-cell table:style-name="ce15"/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3 – Paper</text:p>
          </table:table-cell>
          <table:table-cell table:style-name="ce17" office:value-type="string" calcext:value-type="string">
            <text:p>FP Final</text:p>
          </table:table-cell>
          <table:table-cell table:style-name="ce15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7" office:value-type="string" calcext:value-type="string">
            <text:p>CP – Final</text:p>
          </table:table-cell>
          <table:table-cell table:style-name="ce15"/>
          <table:table-cell table:style-name="ce20" office:value-type="string" calcext:value-type="string">
            <text:p>Final Grade</text:p>
          </table:table-cell>
          <table:table-cell table:style-name="ce21" office:value-type="string" calcext:value-type="string">
            <text:p>Final Grade</text:p>
          </table:table-cell>
          <table:table-cell table:style-name="ce21" office:value-type="string" calcext:value-type="string">
            <text:p>Submitted Grade</text:p>
          </table:table-cell>
          <table:table-cell table:style-name="ce21" office:value-type="string" calcext:value-type="string">
            <text:p>Final GPA</text:p>
          </table:table-cell>
          <table:table-cell table:style-name="ce21" office:value-type="string" calcext:value-type="string">
            <text:p>Submitted GPA</text:p>
          </table:table-cell>
          <table:table-cell table:style-name="ce15"/>
          <table:table-cell table:style-name="ce25" office:value-type="string" calcext:value-type="string">
            <text:p>Letter Grade</text:p>
          </table:table-cell>
          <table:table-cell table:style-name="ce28" office:value-type="string" calcext:value-type="string">
            <text:p>Numerical Grade</text:p>
          </table:table-cell>
          <table:table-cell table:style-name="ce15"/>
          <table:table-cell table:style-name="ce25" office:value-type="string" calcext:value-type="string">
            <text:p>Letter Grade</text:p>
          </table:table-cell>
          <table:table-cell table:style-name="ce31" office:value-type="string" calcext:value-type="string">
            <text:p>GPA </text:p>
          </table:table-cell>
          <table:table-cell table:style-name="ce15"/>
          <table:table-cell table:style-name="ce25"/>
          <table:table-cell table:style-name="ce28"/>
          <table:table-cell table:style-name="ce35" table:number-columns-repeated="962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2]; [.$BC$3:.$BD$15]; 2; 0); VLOOKUP([.S2]; [.$BC$3:.$BD$15]; 2; 0); VLOOKUP([.AD2]; [.$BC$3:.$BD$15]; 2; 0); VLOOKUP([.AJ2]; [.$BC$3:.$BD$15]; 2; 0))) / 400 * 0.1" office:value-type="float" office:value="0.09275" calcext:value-type="float">
            <text:p>0.092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N2]; [.$BC$3:.$BD$15]; 2; 0); VLOOKUP([.AO2]; [.$BC$3:.$BD$15]; 2; 0); VLOOKUP([.AP2]; [.$BC$3:.$BD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S2]; [.$BC$3:.$BD$15]; 2; 0); VLOOKUP([.AT2]; [.$BC$3:.$BD$15]; 2; 0))) / 200 * 0.1" office:value-type="float" office:value="0.096" calcext:value-type="float">
            <text:p>0.096</text:p>
          </table:table-cell>
          <table:table-cell/>
          <table:table-cell table:style-name="ce20"/>
          <table:table-cell table:style-name="ce21" table:formula="of:=IF(AW#REF!&gt;=0.9875;&quot;A+&quot;;  IF(AW#REF!&gt;=0.94; &quot;A&quot;; IF(AW#REF!&gt;=0.9; &quot;A-&quot;; IF(AW#REF!&gt;=0.87; &quot;B+&quot;; IF(AW#REF!&gt;=0.84;&quot;B&quot;; IF(AW#REF!&gt;=0.8; &quot;B-&quot;; IF(AW#REF!&gt;=0.77; &quot;C+&quot;; IF(AW#REF!&gt;=0.74;&quot;C&quot;; IF(AW#REF!&gt;=0.7; &quot;C-&quot;; IF(AW#REF!&gt;=0.67; &quot;D+&quot;; IF(AW#REF!&gt;=0.64;&quot;D&quot;; IF(AW#REF!&gt;=0.6; &quot;D-&quot;; &quot;F&quot;))))))))))))" office:value-type="string" office:string-value="" calcext:value-type="error">
            <text:p>#NAME?</text:p>
          </table:table-cell>
          <table:table-cell table:style-name="ce21" office:value-type="string" calcext:value-type="string">
            <text:p>B+</text:p>
          </table:table-cell>
          <table:table-cell table:style-name="ce21" table:formula="of:=VLOOKUP([.AX2]; [.$BF$2:.$BG$15]; 2; 0)" office:value-type="string" office:string-value="" calcext:value-type="error">
            <text:p>#NAME?</text:p>
          </table:table-cell>
          <table:table-cell table:style-name="ce21"/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/>
          <table:table-cell table:formula="of:=(SUM(VLOOKUP([.H3]; [.$BC$3:.$BD$15]; 2; 0); VLOOKUP([.S3]; [.$BC$3:.$BD$15]; 2; 0); VLOOKUP([.AD3]; [.$BC$3:.$BD$15]; 2; 0); VLOOKUP([.AJ3]; [.$BC$3:.$BD$15]; 2; 0))) / 400 * 0.1" office:value-type="float" office:value="0.091" calcext:value-type="float">
            <text:p>0.091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N3]; [.$BC$3:.$BD$15]; 2; 0); VLOOKUP([.AO3]; [.$BC$3:.$BD$15]; 2; 0); VLOOKUP([.AP3]; [.$BC$3:.$BD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S3]; [.$BC$3:.$BD$15]; 2; 0); VLOOKUP([.AT3]; [.$BC$3:.$BD$15]; 2; 0))) / 200 * 0.1" office:value-type="float" office:value="0.089" calcext:value-type="float">
            <text:p>0.089</text:p>
          </table:table-cell>
          <table:table-cell/>
          <table:table-cell table:style-name="ce20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4]; [.$BC$3:.$BD$15]; 2; 0); VLOOKUP([.S4]; [.$BC$3:.$BD$15]; 2; 0); VLOOKUP([.AD4]; [.$BC$3:.$BD$15]; 2; 0); VLOOKUP([.AJ4]; [.$BC$3:.$BD$15]; 2; 0))) / 400 * 0.1" office:value-type="float" office:value="0.024" calcext:value-type="float">
            <text:p>0.024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N4]; [.$BC$3:.$BD$15]; 2; 0); VLOOKUP([.AO4]; [.$BC$3:.$BD$15]; 2; 0); VLOOKUP([.AP4]; [.$BC$3:.$BD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S4]; [.$BC$3:.$BD$15]; 2; 0); VLOOKUP([.AT4]; [.$BC$3:.$BD$15]; 2; 0))) / 200 * 0.1" office:value-type="float" office:value="0.086" calcext:value-type="float">
            <text:p>0.086</text:p>
          </table:table-cell>
          <table:table-cell/>
          <table:table-cell table:style-name="ce20"/>
          <table:table-cell table:style-name="ce21"/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5]; [.$BC$3:.$BD$15]; 2; 0); VLOOKUP([.S5]; [.$BC$3:.$BD$15]; 2; 0); VLOOKUP([.AD5]; [.$BC$3:.$BD$15]; 2; 0); VLOOKUP([.AJ5]; [.$BC$3:.$BD$15]; 2; 0))) / 400 * 0.1" office:value-type="float" office:value="0.04475" calcext:value-type="float">
            <text:p>0.0447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5]; [.$BC$3:.$BD$15]; 2; 0); VLOOKUP([.AO5]; [.$BC$3:.$BD$15]; 2; 0); VLOOKUP([.AP5]; [.$BC$3:.$BD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S5]; [.$BC$3:.$BD$15]; 2; 0); VLOOKUP([.AT5]; [.$BC$3:.$BD$15]; 2; 0))) / 200 * 0.1" office:value-type="float" office:value="0.083" calcext:value-type="float">
            <text:p>0.083</text:p>
          </table:table-cell>
          <table:table-cell/>
          <table:table-cell table:style-name="ce21" table:formula="of:=AVERAGE(#REF!)" office:value-type="string" office:string-value="" calcext:value-type="error">
            <text:p>#REF!</text:p>
          </table:table-cell>
          <table:table-cell table:style-name="ce21"/>
          <table:table-cell table:style-name="ce21" office:value-type="string" calcext:value-type="string">
            <text:p>C-</text:p>
          </table:table-cell>
          <table:table-cell table:style-name="ce21" table:number-columns-repeated="2"/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5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9"/>
          <table:table-cell table:style-name="ce19"/>
          <table:table-cell table:style-name="ce7" table:number-columns-repeated="4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3"/>
          <table:table-cell table:style-name="ce23" office:value-type="string" calcext:value-type="string">
            <text:p>C-</text:p>
          </table:table-cell>
          <table:table-cell table:style-name="ce23" table:number-columns-repeated="2"/>
          <table:table-cell table:style-name="ce19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Default"/>
          <table:table-cell table:style-name="ce34"/>
          <table:table-cell table:style-name="ce19" table:number-columns-repeated="96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7]; [.$BC$3:.$BD$15]; 2; 0); VLOOKUP([.S7]; [.$BC$3:.$BD$15]; 2; 0); VLOOKUP([.AD7]; [.$BC$3:.$BD$15]; 2; 0); VLOOKUP([.AJ7]; [.$BC$3:.$BD$15]; 2; 0))) / 400 * 0.1" office:value-type="float" office:value="0.04225" calcext:value-type="float">
            <text:p>0.04225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7]; [.$BC$3:.$BD$15]; 2; 0); VLOOKUP([.AO7]; [.$BC$3:.$BD$15]; 2; 0); VLOOKUP([.AP7]; [.$BC$3:.$BD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7]; [.$BC$3:.$BD$15]; 2; 0); VLOOKUP([.AT7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8]; [.$BC$3:.$BD$15]; 2; 0); VLOOKUP([.S8]; [.$BC$3:.$BD$15]; 2; 0); VLOOKUP([.AD8]; [.$BC$3:.$BD$15]; 2; 0); VLOOKUP([.AJ8]; [.$BC$3:.$BD$15]; 2; 0))) / 400 * 0.1" office:value-type="float" office:value="0.07125" calcext:value-type="float">
            <text:p>0.07125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N8]; [.$BC$3:.$BD$15]; 2; 0); VLOOKUP([.AO8]; [.$BC$3:.$BD$15]; 2; 0); VLOOKUP([.AP8]; [.$BC$3:.$BD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8]; [.$BC$3:.$BD$15]; 2; 0); VLOOKUP([.AT8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9]; [.$BC$3:.$BD$15]; 2; 0); VLOOKUP([.S9]; [.$BC$3:.$BD$15]; 2; 0); VLOOKUP([.AD9]; [.$BC$3:.$BD$15]; 2; 0); VLOOKUP([.AJ9]; [.$BC$3:.$BD$15]; 2; 0))) / 400 * 0.1" office:value-type="float" office:value="0.0935" calcext:value-type="float">
            <text:p>0.093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N9]; [.$BC$3:.$BD$15]; 2; 0); VLOOKUP([.AO9]; [.$BC$3:.$BD$15]; 2; 0); VLOOKUP([.AP9]; [.$BC$3:.$BD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S9]; [.$BC$3:.$BD$15]; 2; 0); VLOOKUP([.AT9]; [.$BC$3:.$BD$15]; 2; 0))) / 200 * 0.1" office:value-type="float" office:value="0.089" calcext:value-type="float">
            <text:p>0.089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0]; [.$BC$3:.$BD$15]; 2; 0); VLOOKUP([.S10]; [.$BC$3:.$BD$15]; 2; 0); VLOOKUP([.AD10]; [.$BC$3:.$BD$15]; 2; 0); VLOOKUP([.AJ10]; [.$BC$3:.$BD$15]; 2; 0))) / 400 * 0.1" office:value-type="float" office:value="0.092" calcext:value-type="float">
            <text:p>0.09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N10]; [.$BC$3:.$BD$15]; 2; 0); VLOOKUP([.AO10]; [.$BC$3:.$BD$15]; 2; 0); VLOOKUP([.AP10]; [.$BC$3:.$BD$15]; 2; 0))) / 300 * 0.2" office:value-type="float" office:value="0.188" calcext:value-type="float">
            <text:p>0.18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S10]; [.$BC$3:.$BD$15]; 2; 0); VLOOKUP([.AT10]; [.$BC$3:.$BD$15]; 2; 0))) / 200 * 0.1" office:value-type="float" office:value="0.091" calcext:value-type="float">
            <text:p>0.091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1]; [.$BC$3:.$BD$15]; 2; 0); VLOOKUP([.S11]; [.$BC$3:.$BD$15]; 2; 0); VLOOKUP([.AD11]; [.$BC$3:.$BD$15]; 2; 0); VLOOKUP([.AJ11]; [.$BC$3:.$BD$15]; 2; 0))) / 400 * 0.1" office:value-type="float" office:value="0.09025" calcext:value-type="float">
            <text:p>0.09025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N11]; [.$BC$3:.$BD$15]; 2; 0); VLOOKUP([.AO11]; [.$BC$3:.$BD$15]; 2; 0); VLOOKUP([.AP11]; [.$BC$3:.$BD$15]; 2; 0))) / 300 * 0.2" office:value-type="float" office:value="0.158" calcext:value-type="float">
            <text:p>0.15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S11]; [.$BC$3:.$BD$15]; 2; 0); VLOOKUP([.AT11]; [.$BC$3:.$BD$15]; 2; 0))) / 200 * 0.1" office:value-type="float" office:value="0.093" calcext:value-type="float">
            <text:p>0.0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/>
          <table:table-cell table:formula="of:=(SUM(VLOOKUP([.H12]; [.$BC$3:.$BD$15]; 2; 0); VLOOKUP([.S12]; [.$BC$3:.$BD$15]; 2; 0); VLOOKUP([.AD12]; [.$BC$3:.$BD$15]; 2; 0); VLOOKUP([.AJ12]; [.$BC$3:.$BD$15]; 2; 0))) / 400 * 0.1" office:value-type="float" office:value="0.04475" calcext:value-type="float">
            <text:p>0.04475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12]; [.$BC$3:.$BD$15]; 2; 0); VLOOKUP([.AO12]; [.$BC$3:.$BD$15]; 2; 0); VLOOKUP([.AP12]; [.$BC$3:.$BD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S12]; [.$BC$3:.$BD$15]; 2; 0); VLOOKUP([.AT12]; [.$BC$3:.$BD$15]; 2; 0))) / 200 * 0.1" office:value-type="float" office:value="0.083" calcext:value-type="float">
            <text:p>0.08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3]; [.$BC$3:.$BD$15]; 2; 0); VLOOKUP([.S13]; [.$BC$3:.$BD$15]; 2; 0); VLOOKUP([.AD13]; [.$BC$3:.$BD$15]; 2; 0); VLOOKUP([.AJ13]; [.$BC$3:.$BD$15]; 2; 0))) / 400 * 0.1" office:value-type="float" office:value="0.09275" calcext:value-type="float">
            <text:p>0.09275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N13]; [.$BC$3:.$BD$15]; 2; 0); VLOOKUP([.AO13]; [.$BC$3:.$BD$15]; 2; 0); VLOOKUP([.AP13]; [.$BC$3:.$BD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13]; [.$BC$3:.$BD$15]; 2; 0); VLOOKUP([.AT13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A-</text:p>
          </table:table-cell>
          <table:table-cell table:style-name="ce21" table:number-columns-repeated="2"/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4]; [.$BC$3:.$BD$15]; 2; 0); VLOOKUP([.S14]; [.$BC$3:.$BD$15]; 2; 0); VLOOKUP([.AD14]; [.$BC$3:.$BD$15]; 2; 0); VLOOKUP([.AJ14]; [.$BC$3:.$BD$15]; 2; 0))) / 400 * 0.1" office:value-type="float" office:value="0.09275" calcext:value-type="float">
            <text:p>0.0927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N14]; [.$BC$3:.$BD$15]; 2; 0); VLOOKUP([.AO14]; [.$BC$3:.$BD$15]; 2; 0); VLOOKUP([.AP14]; [.$BC$3:.$BD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S14]; [.$BC$3:.$BD$15]; 2; 0); VLOOKUP([.AT14]; [.$BC$3:.$BD$15]; 2; 0))) / 200 * 0.1" office:value-type="float" office:value="0.096" calcext:value-type="float">
            <text:p>0.09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5]; [.$BC$3:.$BD$15]; 2; 0); VLOOKUP([.S15]; [.$BC$3:.$BD$15]; 2; 0); VLOOKUP([.AD15]; [.$BC$3:.$BD$15]; 2; 0); VLOOKUP([.AJ15]; [.$BC$3:.$BD$15]; 2; 0))) / 400 * 0.1" office:value-type="float" office:value="0.09275" calcext:value-type="float">
            <text:p>0.0927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formula="of:=(SUM(VLOOKUP([.AN15]; [.$BC$3:.$BD$15]; 2; 0); VLOOKUP([.AO15]; [.$BC$3:.$BD$15]; 2; 0); VLOOKUP([.AP15]; [.$BC$3:.$BD$15]; 2; 0))) / 300 * 0.2" office:value-type="float" office:value="0.0993333333333333" calcext:value-type="float">
            <text:p>0.099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S15]; [.$BC$3:.$BD$15]; 2; 0); VLOOKUP([.AT15]; [.$BC$3:.$BD$15]; 2; 0))) / 200 * 0.1" office:value-type="float" office:value="0.0925" calcext:value-type="float">
            <text:p>0.0925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table:style-name="ce27"/>
          <table:table-cell table:style-name="ce30"/>
          <table:table-cell/>
          <table:table-cell table:style-name="ce27"/>
          <table:table-cell table:style-name="ce33"/>
          <table:table-cell table:number-columns-repeated="965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6]; [.$BC$3:.$BD$15]; 2; 0); VLOOKUP([.S16]; [.$BC$3:.$BD$15]; 2; 0); VLOOKUP([.AD16]; [.$BC$3:.$BD$15]; 2; 0); VLOOKUP([.AJ16]; [.$BC$3:.$BD$15]; 2; 0))) / 400 * 0.1" office:value-type="float" office:value="0.0885" calcext:value-type="float">
            <text:p>0.0885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N16]; [.$BC$3:.$BD$15]; 2; 0); VLOOKUP([.AO16]; [.$BC$3:.$BD$15]; 2; 0); VLOOKUP([.AP16]; [.$BC$3:.$BD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S16]; [.$BC$3:.$BD$15]; 2; 0); VLOOKUP([.AT16]; [.$BC$3:.$BD$15]; 2; 0))) / 200 * 0.1" office:value-type="float" office:value="0.093" calcext:value-type="float">
            <text:p>0.0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9"/>
          <table:table-cell table:number-columns-repeated="2"/>
          <table:table-cell table:style-name="Default"/>
          <table:table-cell table:number-columns-repeated="962"/>
        </table:table-row>
        <table:table-row table:style-name="ro1">
          <table:table-cell table:number-columns-repeated="18"/>
          <table:table-cell table:style-name="ce9"/>
          <table:table-cell table:number-columns-repeated="16"/>
          <table:table-cell table:style-name="ce9"/>
          <table:table-cell table:number-columns-repeated="13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9"/>
          <table:table-cell table:number-columns-repeated="965"/>
        </table:table-row>
        <table:table-row table:style-name="ro1">
          <table:table-cell table:style-name="ce2"/>
          <table:table-cell table:number-columns-repeated="48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number-columns-repeated="971"/>
        </table:table-row>
        <table:table-row table:style-name="ro1">
          <table:table-cell table:number-columns-repeated="49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 table:number-columns-repeated="971"/>
        </table:table-row>
        <table:table-row table:style-name="ro1">
          <table:table-cell table:number-columns-repeated="19"/>
          <table:table-cell table:style-name="Default"/>
          <table:table-cell table:number-columns-repeated="29"/>
          <table:table-cell table:style-name="ce21" table:number-columns-repeated="4"/>
          <table:table-cell table:number-columns-repeated="971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21" table:number-columns-repeated="4"/>
          <table:table-cell table:number-columns-repeated="971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24" table:number-columns-repeated="2"/>
          <table:table-cell table:style-name="ce21" table:formula="of:=AVERAGE([.AZ2:.AZ22])" office:value-type="string" office:string-value="" calcext:value-type="error">
            <text:p>#NAME?</text:p>
          </table:table-cell>
          <table:table-cell table:style-name="ce21" table:formula="of:=AVERAGE([.BA2:.BA22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27:10.026843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4:32:24.684125517</dc:date>
    <meta:editing-duration>P10DT8H16M55S</meta:editing-duration>
    <meta:editing-cycles>386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732" meta:object-count="0"/>
  </office:meta>
</office:document-meta>
</file>